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2.286cm"/>
    </style:style>
    <style:style style:name="co7" style:family="table-column">
      <style:table-column-properties fo:break-before="auto" style:column-width="4.0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411cm"/>
    </style:style>
    <style:style style:name="co10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number-columns-repeated="57" table:default-cell-style-name="Default"/>
        <table:table-row table:style-name="ro1"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 table:style-name="ce9" office:value-type="string" calcext:value-type="string">
            <text:p>Continent</text:p>
          </table:table-cell>
          <table:table-cell table:style-name="ce1" table:number-columns-repeated="57"/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]-[.D2]-[.E2]" office:value-type="float" office:value="38" calcext:value-type="float">
            <text:p>38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3]-[.D3]-[.E3]" office:value-type="float" office:value="85" calcext:value-type="float">
            <text:p>8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office:value-type="float" office:value="201" calcext:value-type="float">
            <text:p>201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table:formula="of:=[.C4]-[.D4]-[.E4]" office:value-type="float" office:value="119" calcext:value-type="float">
            <text:p>119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]-[.D5]-[.E5]" office:value-type="float" office:value="111" calcext:value-type="float">
            <text:p>11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]-[.D6]-[.E6]"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]-[.D7]-[.E7]"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office:value-type="float" office:value="327" calcext:value-type="float">
            <text:p>327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formula="of:=[.C8]-[.D8]-[.E8]" office:value-type="float" office:value="257" calcext:value-type="float">
            <text:p>257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9]-[.D9]-[.E9]" office:value-type="float" office:value="218" calcext:value-type="float">
            <text:p>218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0]-[.D10]-[.E10]" office:value-type="float" office:value="192" calcext:value-type="float">
            <text:p>192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office:value-type="float" office:value="3244" calcext:value-type="float">
            <text:p>324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C11]-[.D11]-[.E11]" office:value-type="float" office:value="3219" calcext:value-type="float">
            <text:p>321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2]-[.D12]-[.E12]" office:value-type="float" office:value="54" calcext:value-type="float">
            <text:p>54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table:formula="of:=[.C13]-[.D13]-[.E13]" office:value-type="float" office:value="181" calcext:value-type="float">
            <text:p>18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4]-[.D14]-[.E14]" office:value-type="float" office:value="22" calcext:value-type="float">
            <text:p>22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]-[.D15]-[.E15]" office:value-type="float" office:value="14" calcext:value-type="float">
            <text:p>14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C16]-[.D16]-[.E16]" office:value-type="float" office:value="61" calcext:value-type="float">
            <text:p>6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office:value-type="float" office:value="3401" calcext:value-type="float">
            <text:p>3401</text:p>
          </table:table-cell>
          <table:table-cell office:value-type="float" office:value="75" calcext:value-type="float">
            <text:p>75</text:p>
          </table:table-cell>
          <table:table-cell office:value-type="float" office:value="263" calcext:value-type="float">
            <text:p>263</text:p>
          </table:table-cell>
          <table:table-cell table:formula="of:=[.C17]-[.D17]-[.E17]" office:value-type="float" office:value="3063" calcext:value-type="float">
            <text:p>3063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]-[.D18]-[.E18]"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9]-[.D19]-[.E19]" office:value-type="float" office:value="2" calcext:value-type="float">
            <text:p>2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]-[.D20]-[.E20]" office:value-type="float" office:value="24" calcext:value-type="float">
            <text:p>24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1]-[.D21]-[.E21]" office:value-type="float" office:value="123" calcext:value-type="float">
            <text:p>123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office:value-type="float" office:value="1593" calcext:value-type="float">
            <text:p>159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C22]-[.D22]-[.E22]" office:value-type="float" office:value="1566" calcext:value-type="float">
            <text:p>1566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3]-[.D23]-[.E23]" office:value-type="float" office:value="86" calcext:value-type="float">
            <text:p>86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24]-[.D24]-[.E24]" office:value-type="float" office:value="181" calcext:value-type="float">
            <text:p>18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C25]-[.D25]-[.E25]" office:value-type="float" office:value="66" calcext:value-type="float">
            <text:p>66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26]-[.D26]-[.E26]" office:value-type="float" office:value="523" calcext:value-type="float">
            <text:p>523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C27]-[.D27]-[.E27]" office:value-type="float" office:value="226" calcext:value-type="float">
            <text:p>226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C28]-[.D28]-[.E28]" office:value-type="float" office:value="213" calcext:value-type="float">
            <text:p>213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9]-[.D29]-[.E29]" office:value-type="float" office:value="119" calcext:value-type="float">
            <text:p>119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30]-[.D30]-[.E30]" office:value-type="float" office:value="97" calcext:value-type="float">
            <text:p>97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31]-[.D31]-[.E31]" office:value-type="float" office:value="19" calcext:value-type="float">
            <text:p>19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2]-[.D32]-[.E32]" office:value-type="float" office:value="19" calcext:value-type="float">
            <text:p>19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3]-[.D33]-[.E33]" office:value-type="float" office:value="3" calcext:value-type="float">
            <text:p>3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[.C34]-[.D34]-[.E34]" office:value-type="float" office:value="0" calcext:value-type="float">
            <text:p>0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C35]-[.D35]-[.E35]" office:value-type="float" office:value="414" calcext:value-type="float">
            <text:p>41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36]-[.D36]-[.E36]" office:value-type="float" office:value="410" calcext:value-type="float">
            <text:p>41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7]-[.D37]-[.E37]" office:value-type="float" office:value="258" calcext:value-type="float">
            <text:p>25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38]-[.D38]-[.E38]" office:value-type="float" office:value="214" calcext:value-type="float">
            <text:p>21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9]-[.D39]-[.E39]" office:value-type="float" office:value="52" calcext:value-type="float">
            <text:p>5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0]-[.D40]-[.E40]" office:value-type="float" office:value="28" calcext:value-type="float">
            <text:p>2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1]-[.D41]-[.E41]" office:value-type="float" office:value="19" calcext:value-type="float">
            <text:p>1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2]-[.D42]-[.E42]" office:value-type="float" office:value="17" calcext:value-type="float">
            <text:p>1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3]-[.D43]-[.E43]" office:value-type="float" office:value="13" calcext:value-type="float">
            <text:p>1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4]-[.D44]-[.E44]" office:value-type="float" office:value="6" calcext:value-type="float">
            <text:p>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5]-[.D45]-[.E45]" office:value-type="float" office:value="2" calcext:value-type="float">
            <text:p>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6]-[.D46]-[.E46]" office:value-type="float" office:value="1" calcext:value-type="float">
            <text:p>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67800" calcext:value-type="float">
            <text:p>67800</text:p>
          </table:table-cell>
          <table:table-cell office:value-type="float" office:value="3144" calcext:value-type="float">
            <text:p>3144</text:p>
          </table:table-cell>
          <table:table-cell office:value-type="float" office:value="59433" calcext:value-type="float">
            <text:p>59433</text:p>
          </table:table-cell>
          <table:table-cell table:formula="of:=[.C47]-[.D47]-[.E47]" office:value-type="float" office:value="5223" calcext:value-type="float">
            <text:p>5223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407" calcext:value-type="float">
            <text:p>1407</text:p>
          </table:table-cell>
          <table:table-cell office:value-type="float" office:value="8" calcext:value-type="float">
            <text:p>8</text:p>
          </table:table-cell>
          <table:table-cell office:value-type="float" office:value="1329" calcext:value-type="float">
            <text:p>1329</text:p>
          </table:table-cell>
          <table:table-cell table:formula="of:=[.C48]-[.D48]-[.E48]" office:value-type="float" office:value="70" calcext:value-type="float">
            <text:p>7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22" calcext:value-type="float">
            <text:p>22</text:p>
          </table:table-cell>
          <table:table-cell office:value-type="float" office:value="1250" calcext:value-type="float">
            <text:p>1250</text:p>
          </table:table-cell>
          <table:table-cell table:formula="of:=[.C49]-[.D49]-[.E49]" office:value-type="float" office:value="1" calcext:value-type="float">
            <text:p>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office:value-type="float" office:value="1219" calcext:value-type="float">
            <text:p>1219</text:p>
          </table:table-cell>
          <table:table-cell table:formula="of:=[.C50]-[.D50]-[.E50]" office:value-type="float" office:value="17" calcext:value-type="float">
            <text:p>17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table:formula="of:=[.C51]-[.D51]-[.E51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table:formula="of:=[.C52]-[.D52]-[.E52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table:formula="of:=[.C53]-[.D53]-[.E53]" office:value-type="float" office:value="1" calcext:value-type="float">
            <text:p>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float" office:value="7" calcext:value-type="float">
            <text:p>7</text:p>
          </table:table-cell>
          <table:table-cell office:value-type="float" office:value="750" calcext:value-type="float">
            <text:p>750</text:p>
          </table:table-cell>
          <table:table-cell table:formula="of:=[.C54]-[.D54]-[.E54]" office:value-type="float" office:value="9" calcext:value-type="float">
            <text:p>9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table:formula="of:=[.C55]-[.D55]-[.E55]" office:value-type="float" office:value="2" calcext:value-type="float">
            <text:p>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table:formula="of:=[.C56]-[.D56]-[.E56]" office:value-type="float" office:value="1" calcext:value-type="float">
            <text:p>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table:formula="of:=[.C57]-[.D57]-[.E57]" office:value-type="float" office:value="4" calcext:value-type="float">
            <text:p>4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table:formula="of:=[.C58]-[.D58]-[.E58]" office:value-type="float" office:value="106" calcext:value-type="float">
            <text:p>106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13" calcext:value-type="float">
            <text:p>13</text:p>
          </table:table-cell>
          <table:table-cell office:value-type="float" office:value="466" calcext:value-type="float">
            <text:p>466</text:p>
          </table:table-cell>
          <table:table-cell table:formula="of:=[.C59]-[.D59]-[.E59]" office:value-type="float" office:value="5" calcext:value-type="float">
            <text:p>5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  <table:table-cell table:formula="of:=[.C60]-[.D60]-[.E60]" office:value-type="float" office:value="62" calcext:value-type="float">
            <text:p>6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table:formula="of:=[.C61]-[.D61]-[.E61]" office:value-type="float" office:value="3" calcext:value-type="float">
            <text:p>3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C62]-[.D62]-[.E62]" office:value-type="float" office:value="213" calcext:value-type="float">
            <text:p>213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table:formula="of:=[.C63]-[.D63]-[.E63]" office:value-type="float" office:value="11" calcext:value-type="float">
            <text:p>1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formula="of:=[.C64]-[.D64]-[.E64]" office:value-type="float" office:value="2" calcext:value-type="float">
            <text:p>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table:formula="of:=[.C65]-[.D65]-[.E65]" office:value-type="float" office:value="6" calcext:value-type="float">
            <text:p>6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table:formula="of:=[.C66]-[.D66]-[.E66]" office:value-type="float" office:value="2" calcext:value-type="float">
            <text:p>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table:formula="of:=[.C67]-[.D67]-[.E67]" office:value-type="float" office:value="1" calcext:value-type="float">
            <text:p>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table:formula="of:=[.C68]-[.D68]-[.E68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table:formula="of:=[.C69]-[.D69]-[.E69]" office:value-type="float" office:value="1" calcext:value-type="float">
            <text:p>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table:formula="of:=[.C70]-[.D70]-[.E70]" office:value-type="float" office:value="20" calcext:value-type="float">
            <text:p>2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formula="of:=[.C71]-[.D71]-[.E71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table:formula="of:=[.C72]-[.D72]-[.E72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formula="of:=[.C73]-[.D73]-[.E73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formula="of:=[.C74]-[.D74]-[.E74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formula="of:=[.C75]-[.D75]-[.E75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[.C76]-[.D76]-[.E76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C77]-[.D77]-[.E77]" office:value-type="float" office:value="10" calcext:value-type="float">
            <text:p>1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C78]-[.D78]-[.E78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9]-[.D79]-[.E79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1395" calcext:value-type="float">
            <text:p>139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80]-[.D80]-[.E80]" office:value-type="float" office:value="1381" calcext:value-type="float">
            <text:p>138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1]-[.D81]-[.E81]" office:value-type="float" office:value="115" calcext:value-type="float">
            <text:p>115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2]-[.D82]-[.E82]" office:value-type="float" office:value="4" calcext:value-type="float">
            <text:p>4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16018" calcext:value-type="float">
            <text:p>16018</text:p>
          </table:table-cell>
          <table:table-cell office:value-type="float" office:value="674" calcext:value-type="float">
            <text:p>674</text:p>
          </table:table-cell>
          <table:table-cell office:value-type="float" office:value="2200" calcext:value-type="float">
            <text:p>2200</text:p>
          </table:table-cell>
          <table:table-cell table:formula="of:=[.C83]-[.D83]-[.E83]" office:value-type="float" office:value="13144" calcext:value-type="float">
            <text:p>13144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4]-[.D84]-[.E84]" office:value-type="float" office:value="15" calcext:value-type="float">
            <text:p>15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5]-[.D85]-[.E85]" office:value-type="float" office:value="4" calcext:value-type="float">
            <text:p>4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6]-[.D86]-[.E86]" office:value-type="float" office:value="4" calcext:value-type="float">
            <text:p>4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7]-[.D87]-[.E87]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[.C88]-[.D88]-[.E88]" office:value-type="float" office:value="0" calcext:value-type="float">
            <text:p>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[.C89]-[.D89]-[.E89]" office:value-type="float" office:value="0" calcext:value-type="float">
            <text:p>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[.C90]-[.D90]-[.E90]" office:value-type="float" office:value="0" calcext:value-type="float">
            <text:p>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[.C91]-[.D91]-[.E91]" office:value-type="float" office:value="0" calcext:value-type="float">
            <text:p>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4204" calcext:value-type="float">
            <text:p>4204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table:formula="of:=[.C92]-[.D92]-[.E92]" office:value-type="float" office:value="4023" calcext:value-type="float">
            <text:p>4023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3]-[.D93]-[.E93]" office:value-type="float" office:value="8" calcext:value-type="float">
            <text:p>8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4]-[.D94]-[.E94]" office:value-type="float" office:value="2" calcext:value-type="float">
            <text:p>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5]-[.D95]-[.E95]"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5683" calcext:value-type="float">
            <text:p>5683</text:p>
          </table:table-cell>
          <table:table-cell office:value-type="float" office:value="281" calcext:value-type="float">
            <text:p>281</text:p>
          </table:table-cell>
          <table:table-cell office:value-type="float" office:value="65" calcext:value-type="float">
            <text:p>65</text:p>
          </table:table-cell>
          <table:table-cell table:formula="of:=[.C96]-[.D96]-[.E96]" office:value-type="float" office:value="5337" calcext:value-type="float">
            <text:p>5337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7]-[.D97]-[.E97]" office:value-type="float" office:value="32" calcext:value-type="float">
            <text:p>3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8]-[.D98]-[.E98]" office:value-type="float" office:value="13" calcext:value-type="float">
            <text:p>13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9]-[.D99]-[.E99]" office:value-type="float" office:value="5" calcext:value-type="float">
            <text:p>5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0]-[.D100]-[.E100]" office:value-type="float" office:value="2" calcext:value-type="float">
            <text:p>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1]-[.D101]-[.E101]" office:value-type="float" office:value="2" calcext:value-type="float">
            <text:p>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2]-[.D102]-[.E102]"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5793" calcext:value-type="float">
            <text:p>15793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103]-[.D103]-[.E103]" office:value-type="float" office:value="15676" calcext:value-type="float">
            <text:p>1567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996" calcext:value-type="float">
            <text:p>199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104]-[.D104]-[.E104]" office:value-type="float" office:value="1901" calcext:value-type="float">
            <text:p>190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05]-[.D105]-[.E105]" office:value-type="float" office:value="1894" calcext:value-type="float">
            <text:p>189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06]-[.D106]-[.E106]" office:value-type="float" office:value="1612" calcext:value-type="float">
            <text:p>161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07]-[.D107]-[.E107]" office:value-type="float" office:value="1040" calcext:value-type="float">
            <text:p>104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08]-[.D108]-[.E108]" office:value-type="float" office:value="1028" calcext:value-type="float">
            <text:p>102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09]-[.D109]-[.E109]" office:value-type="float" office:value="817" calcext:value-type="float">
            <text:p>81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110]-[.D110]-[.E110]" office:value-type="float" office:value="817" calcext:value-type="float">
            <text:p>81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11]-[.D111]-[.E111]" office:value-type="float" office:value="641" calcext:value-type="float">
            <text:p>64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12]-[.D112]-[.E112]" office:value-type="float" office:value="621" calcext:value-type="float">
            <text:p>62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13]-[.D113]-[.E113]" office:value-type="float" office:value="577" calcext:value-type="float">
            <text:p>57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14]-[.D114]-[.E114]" office:value-type="float" office:value="506" calcext:value-type="float">
            <text:p>50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15]-[.D115]-[.E115]" office:value-type="float" office:value="503" calcext:value-type="float">
            <text:p>50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16]-[.D116]-[.E116]" office:value-type="float" office:value="470" calcext:value-type="float">
            <text:p>47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17]-[.D117]-[.E117]" office:value-type="float" office:value="377" calcext:value-type="float">
            <text:p>37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18]-[.D118]-[.E118]" office:value-type="float" office:value="352" calcext:value-type="float">
            <text:p>35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9]-[.D119]-[.E119]" office:value-type="float" office:value="302" calcext:value-type="float">
            <text:p>30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20]-[.D120]-[.E120]" office:value-type="float" office:value="241" calcext:value-type="float">
            <text:p>24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21]-[.D121]-[.E121]" office:value-type="float" office:value="218" calcext:value-type="float">
            <text:p>21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22]-[.D122]-[.E122]" office:value-type="float" office:value="215" calcext:value-type="float">
            <text:p>21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3]-[.D123]-[.E123]" office:value-type="float" office:value="206" calcext:value-type="float">
            <text:p>20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24]-[.D124]-[.E124]" office:value-type="float" office:value="195" calcext:value-type="float">
            <text:p>19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25]-[.D125]-[.E125]" office:value-type="float" office:value="193" calcext:value-type="float">
            <text:p>19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26]-[.D126]-[.E126]" office:value-type="float" office:value="188" calcext:value-type="float">
            <text:p>18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7]-[.D127]-[.E127]" office:value-type="float" office:value="180" calcext:value-type="float">
            <text:p>18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8]-[.D128]-[.E128]" office:value-type="float" office:value="168" calcext:value-type="float">
            <text:p>16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9]-[.D129]-[.E129]" office:value-type="float" office:value="165" calcext:value-type="float">
            <text:p>16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30]-[.D130]-[.E130]" office:value-type="float" office:value="157" calcext:value-type="float">
            <text:p>15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31]-[.D131]-[.E131]" office:value-type="float" office:value="150" calcext:value-type="float">
            <text:p>15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2]-[.D132]-[.E132]" office:value-type="float" office:value="138" calcext:value-type="float">
            <text:p>13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33]-[.D133]-[.E133]" office:value-type="float" office:value="100" calcext:value-type="float">
            <text:p>10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34]-[.D134]-[.E134]" office:value-type="float" office:value="97" calcext:value-type="float">
            <text:p>9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35]-[.D135]-[.E135]" office:value-type="float" office:value="96" calcext:value-type="float">
            <text:p>9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6]-[.D136]-[.E136]" office:value-type="float" office:value="90" calcext:value-type="float">
            <text:p>9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7]-[.D137]-[.E137]" office:value-type="float" office:value="89" calcext:value-type="float">
            <text:p>8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8]-[.D138]-[.E138]" office:value-type="float" office:value="83" calcext:value-type="float">
            <text:p>8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39]-[.D139]-[.E139]" office:value-type="float" office:value="65" calcext:value-type="float">
            <text:p>6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0]-[.D140]-[.E140]" office:value-type="float" office:value="65" calcext:value-type="float">
            <text:p>6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41]-[.D141]-[.E141]" office:value-type="float" office:value="62" calcext:value-type="float">
            <text:p>6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2]-[.D142]-[.E142]" office:value-type="float" office:value="57" calcext:value-type="float">
            <text:p>5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43]-[.D143]-[.E143]" office:value-type="float" office:value="50" calcext:value-type="float">
            <text:p>5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4]-[.D144]-[.E144]" office:value-type="float" office:value="51" calcext:value-type="float">
            <text:p>5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5]-[.D145]-[.E145]" office:value-type="float" office:value="49" calcext:value-type="float">
            <text:p>4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6]-[.D146]-[.E146]" office:value-type="float" office:value="48" calcext:value-type="float">
            <text:p>4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7]-[.D147]-[.E147]" office:value-type="float" office:value="47" calcext:value-type="float">
            <text:p>4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8]-[.D148]-[.E148]" office:value-type="float" office:value="42" calcext:value-type="float">
            <text:p>4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9]-[.D149]-[.E149]" office:value-type="float" office:value="31" calcext:value-type="float">
            <text:p>3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0]-[.D150]-[.E150]" office:value-type="float" office:value="29" calcext:value-type="float">
            <text:p>2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1]-[.D151]-[.E151]" office:value-type="float" office:value="28" calcext:value-type="float">
            <text:p>2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2]-[.D152]-[.E152]" office:value-type="float" office:value="26" calcext:value-type="float">
            <text:p>2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3]-[.D153]-[.E153]" office:value-type="float" office:value="24" calcext:value-type="float">
            <text:p>2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4]-[.D154]-[.E154]" office:value-type="float" office:value="22" calcext:value-type="float">
            <text:p>2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5]-[.D155]-[.E155]" office:value-type="float" office:value="21" calcext:value-type="float">
            <text:p>2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6]-[.D156]-[.E156]" office:value-type="float" office:value="20" calcext:value-type="float">
            <text:p>2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7]-[.D157]-[.E157]" office:value-type="float" office:value="12" calcext:value-type="float">
            <text:p>1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8]-[.D158]-[.E158]" office:value-type="float" office:value="6" calcext:value-type="float">
            <text:p>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formula="of:=[.C159]-[.D159]-[.E159]" office:value-type="float" office:value="-177" calcext:value-type="float">
            <text:p>-17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0]-[.D160]-[.E160]" office:value-type="float" office:value="83" calcext:value-type="float">
            <text:p>8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1]-[.D161]-[.E161]" office:value-type="float" office:value="40" calcext:value-type="float">
            <text:p>40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2]-[.D162]-[.E162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3]-[.D163]-[.E163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4]-[.D164]-[.E164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C165]-[.D165]-[.E165]" office:value-type="float" office:value="623" calcext:value-type="float">
            <text:p>623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66]-[.D166]-[.E166]" office:value-type="float" office:value="226" calcext:value-type="float">
            <text:p>226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7]-[.D167]-[.E167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68]-[.D168]-[.E168]" office:value-type="float" office:value="130" calcext:value-type="float">
            <text:p>130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string" calcext:value-type="string">
            <text:p>Cote d’Ivoir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9]-[.D169]-[.E169]" office:value-type="float" office:value="13" calcext:value-type="float">
            <text:p>1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170]-[.D170]-[.E170]" office:value-type="float" office:value="248" calcext:value-type="float">
            <text:p>248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ruise Ship</text:p>
          </table:table-cell>
          <table:table-cell office:value-type="string" calcext:value-type="string">
            <text:p>Diamond Princess</text:p>
          </table:table-cell>
          <table:table-cell office:value-type="float" office:value="712" calcext:value-type="float">
            <text:p>712</text:p>
          </table:table-cell>
          <table:table-cell office:value-type="float" office:value="8" calcext:value-type="float">
            <text:p>8</text:p>
          </table:table-cell>
          <table:table-cell office:value-type="float" office:value="325" calcext:value-type="float">
            <text:p>325</text:p>
          </table:table-cell>
          <table:table-cell table:formula="of:=[.C171]-[.D171]-[.E171]" office:value-type="float" office:value="379" calcext:value-type="float">
            <text:p>37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72]-[.D172]-[.E172]" office:value-type="float" office:value="34" calcext:value-type="float">
            <text:p>34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73]-[.D173]-[.E173]" office:value-type="float" office:value="91" calcext:value-type="float">
            <text:p>9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174]-[.D174]-[.E174]" office:value-type="float" office:value="1113" calcext:value-type="float">
            <text:p>1113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75]-[.D175]-[.E175]" office:value-type="float" office:value="29" calcext:value-type="float">
            <text:p>29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6]-[.D176]-[.E176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7]-[.D177]-[.E177]"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78]-[.D178]-[.E178]" office:value-type="float" office:value="199" calcext:value-type="float">
            <text:p>199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9]-[.D179]-[.E179]" office:value-type="float" office:value="1" calcext:value-type="float">
            <text:p>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office:value-type="float" office:value="789" calcext:value-type="float">
            <text:p>78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180]-[.D180]-[.E180]" office:value-type="float" office:value="772" calcext:value-type="float">
            <text:p>772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1]-[.D181]-[.E181]" office:value-type="float" office:value="3" calcext:value-type="float">
            <text:p>3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2]-[.D182]-[.E182]" office:value-type="float" office:value="6" calcext:value-type="float">
            <text:p>6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3]-[.D183]-[.E183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84]-[.D184]-[.E184]" office:value-type="float" office:value="324" calcext:value-type="float">
            <text:p>32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5]-[.D185]-[.E185]" office:value-type="float" office:value="4" calcext:value-type="float">
            <text:p>4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186]-[.D186]-[.E186]" office:value-type="float" office:value="7" calcext:value-type="float">
            <text:p>7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7]-[.D187]-[.E187]" office:value-type="float" office:value="2" calcext:value-type="float">
            <text:p>2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88]-[.D188]-[.E188]" office:value-type="float" office:value="615" calcext:value-type="float">
            <text:p>61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Guyane Français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C189]-[.D189]-[.E189]" office:value-type="float" office:value="12" calcext:value-type="float">
            <text:p>1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90]-[.D190]-[.E190]" office:value-type="float" office:value="4" calcext:value-type="float">
            <text:p>4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91]-[.D191]-[.E191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192]-[.D192]-[.E192]" office:value-type="float" office:value="51" calcext:value-type="float">
            <text:p>5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office:value-type="float" office:value="24873" calcext:value-type="float">
            <text:p>24873</text:p>
          </table:table-cell>
          <table:table-cell office:value-type="float" office:value="94" calcext:value-type="float">
            <text:p>94</text:p>
          </table:table-cell>
          <table:table-cell office:value-type="float" office:value="266" calcext:value-type="float">
            <text:p>266</text:p>
          </table:table-cell>
          <table:table-cell table:formula="of:=[.C193]-[.D193]-[.E193]" office:value-type="float" office:value="24513" calcext:value-type="float">
            <text:p>24513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94]-[.D194]-[.E194]" office:value-type="float" office:value="23" calcext:value-type="float">
            <text:p>2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office:value-type="float" office:value="624" calcext:value-type="float">
            <text:p>62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C195]-[.D195]-[.E195]" office:value-type="float" office:value="590" calcext:value-type="float">
            <text:p>59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Groenland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96]-[.D196]-[.E196]" office:value-type="float" office:value="0" calcext:value-type="float">
            <text:p>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97]-[.D197]-[.E197]"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uadeloup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98]-[.D198]-[.E198]" office:value-type="float" office:value="56" calcext:value-type="float">
            <text:p>5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u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99]-[.D199]-[.E199]" office:value-type="float" office:value="-1" calcext:value-type="float">
            <text:p>-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00]-[.D200]-[.E200]" office:value-type="float" office:value="18" calcext:value-type="float">
            <text:p>18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uernsey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01]-[.D201]-[.E201]" office:value-type="float" office:value="0" calcext:value-type="float">
            <text:p>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2]-[.D202]-[.E202]"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03]-[.D203]-[.E203]" office:value-type="float" office:value="6" calcext:value-type="float">
            <text:p>6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4]-[.D204]-[.E204]" office:value-type="float" office:value="2" calcext:value-type="float">
            <text:p>2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5]-[.D205]-[.E205]"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6]-[.D206]-[.E206]" office:value-type="float" office:value="26" calcext:value-type="float">
            <text:p>26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[.C207]-[.D207]-[.E207]" office:value-type="float" office:value="109" calcext:value-type="float">
            <text:p>10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C208]-[.D208]-[.E208]" office:value-type="float" office:value="531" calcext:value-type="float">
            <text:p>53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office:value-type="float" office:value="396" calcext:value-type="float">
            <text:p>396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[.C209]-[.D209]-[.E209]" office:value-type="float" office:value="362" calcext:value-type="float">
            <text:p>362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office:value-type="float" office:value="514" calcext:value-type="float">
            <text:p>514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formula="of:=[.C210]-[.D210]-[.E210]" office:value-type="float" office:value="437" calcext:value-type="float">
            <text:p>437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table:formula="of:=[.C211]-[.D211]-[.E211]" office:value-type="float" office:value="156" calcext:value-type="float">
            <text:p>156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office:value-type="float" office:value="906" calcext:value-type="float">
            <text:p>9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C212]-[.D212]-[.E212]" office:value-type="float" office:value="897" calcext:value-type="float">
            <text:p>89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office:value-type="float" office:value="21638" calcext:value-type="float">
            <text:p>21638</text:p>
          </table:table-cell>
          <table:table-cell office:value-type="float" office:value="1685" calcext:value-type="float">
            <text:p>1685</text:p>
          </table:table-cell>
          <table:table-cell office:value-type="float" office:value="7931" calcext:value-type="float">
            <text:p>7931</text:p>
          </table:table-cell>
          <table:table-cell table:formula="of:=[.C213]-[.D213]-[.E213]" office:value-type="float" office:value="12022" calcext:value-type="float">
            <text:p>12022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C214]-[.D214]-[.E214]" office:value-type="float" office:value="1033" calcext:value-type="float">
            <text:p>1033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office:value-type="float" office:value="59138" calcext:value-type="float">
            <text:p>59138</text:p>
          </table:table-cell>
          <table:table-cell office:value-type="float" office:value="5476" calcext:value-type="float">
            <text:p>5476</text:p>
          </table:table-cell>
          <table:table-cell office:value-type="float" office:value="7024" calcext:value-type="float">
            <text:p>7024</text:p>
          </table:table-cell>
          <table:table-cell table:formula="of:=[.C215]-[.D215]-[.E215]" office:value-type="float" office:value="46638" calcext:value-type="float">
            <text:p>46638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16]-[.D216]-[.E216]" office:value-type="float" office:value="13" calcext:value-type="float">
            <text:p>13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office:value-type="float" office:value="1086" calcext:value-type="float">
            <text:p>1086</text:p>
          </table:table-cell>
          <table:table-cell office:value-type="float" office:value="40" calcext:value-type="float">
            <text:p>40</text:p>
          </table:table-cell>
          <table:table-cell office:value-type="float" office:value="235" calcext:value-type="float">
            <text:p>235</text:p>
          </table:table-cell>
          <table:table-cell table:formula="of:=[.C217]-[.D217]-[.E217]" office:value-type="float" office:value="811" calcext:value-type="float">
            <text:p>81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Jersey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18]-[.D218]-[.E218]" office:value-type="float" office:value="0" calcext:value-type="float">
            <text:p>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19]-[.D219]-[.E219]" office:value-type="float" office:value="111" calcext:value-type="float">
            <text:p>111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0]-[.D220]-[.E220]" office:value-type="float" office:value="60" calcext:value-type="float">
            <text:p>6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1]-[.D221]-[.E221]" office:value-type="float" office:value="15" calcext:value-type="float">
            <text:p>15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2]-[.D222]-[.E222]" office:value-type="float" office:value="2" calcext:value-type="float">
            <text:p>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C223]-[.D223]-[.E223]" office:value-type="float" office:value="161" calcext:value-type="float">
            <text:p>161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4]-[.D224]-[.E224]" office:value-type="float" office:value="14" calcext:value-type="float">
            <text:p>14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25]-[.D225]-[.E225]" office:value-type="float" office:value="138" calcext:value-type="float">
            <text:p>138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C226]-[.D226]-[.E226]" office:value-type="float" office:value="236" calcext:value-type="float">
            <text:p>236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7]-[.D227]-[.E227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8]-[.D228]-[.E228]" office:value-type="float" office:value="37" calcext:value-type="float">
            <text:p>3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29]-[.D229]-[.E229]" office:value-type="float" office:value="129" calcext:value-type="float">
            <text:p>12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office:value-type="float" office:value="798" calcext:value-type="float">
            <text:p>79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C230]-[.D230]-[.E230]" office:value-type="float" office:value="784" calcext:value-type="float">
            <text:p>78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31]-[.D231]-[.E231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office:value-type="float" office:value="1306" calcext:value-type="float">
            <text:p>1306</text:p>
          </table:table-cell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table:formula="of:=[.C232]-[.D232]-[.E232]" office:value-type="float" office:value="1157" calcext:value-type="float">
            <text:p>1157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33]-[.D233]-[.E233]" office:value-type="float" office:value="13" calcext:value-type="float">
            <text:p>1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34]-[.D234]-[.E234]" office:value-type="float" office:value="88" calcext:value-type="float">
            <text:p>88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artiniqu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35]-[.D235]-[.E235]" office:value-type="float" office:value="36" calcext:value-type="float">
            <text:p>3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36]-[.D236]-[.E236]"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37]-[.D237]-[.E237]" office:value-type="float" office:value="17" calcext:value-type="float">
            <text:p>17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ayott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38]-[.D238]-[.E238]" office:value-type="float" office:value="11" calcext:value-type="float">
            <text:p>1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239]-[.D239]-[.E239]" office:value-type="float" office:value="245" calcext:value-type="float">
            <text:p>245</text:p>
          </table:table-cell>
          <table:table-cell table:style-name="ce5"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40]-[.D240]-[.E240]" office:value-type="float" office:value="92" calcext:value-type="float">
            <text:p>92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41]-[.D241]-[.E241]" office:value-type="float" office:value="22" calcext:value-type="float">
            <text:p>2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42]-[.D242]-[.E242]" office:value-type="float" office:value="10" calcext:value-type="float">
            <text:p>1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43]-[.D243]-[.E243]" office:value-type="float" office:value="21" calcext:value-type="float">
            <text:p>2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244]-[.D244]-[.E244]" office:value-type="float" office:value="108" calcext:value-type="float">
            <text:p>108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45]-[.D245]-[.E245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46]-[.D246]-[.E246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47]-[.D247]-[.E247]" office:value-type="float" office:value="1" calcext:value-type="float">
            <text:p>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48]-[.D248]-[.E248]" office:value-type="float" office:value="66" calcext:value-type="float">
            <text:p>66</text:p>
          </table:table-cell>
          <table:table-cell table:style-name="ce5"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49]-[.D249]-[.E249]" office:value-type="float" office:value="2" calcext:value-type="float">
            <text:p>2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50]-[.D250]-[.E250]"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51]-[.D251]-[.E251]" office:value-type="float" office:value="28" calcext:value-type="float">
            <text:p>28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52]-[.D252]-[.E252]" office:value-type="float" office:value="112" calcext:value-type="float">
            <text:p>11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office:value-type="float" office:value="2383" calcext:value-type="float">
            <text:p>238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253]-[.D253]-[.E253]" office:value-type="float" office:value="2375" calcext:value-type="float">
            <text:p>237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C254]-[.D254]-[.E254]" office:value-type="float" office:value="38" calcext:value-type="float">
            <text:p>38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office:value-type="float" office:value="776" calcext:value-type="float">
            <text:p>77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255]-[.D255]-[.E255]" office:value-type="float" office:value="766" calcext:value-type="float">
            <text:p>766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56]-[.D256]-[.E256]" office:value-type="float" office:value="242" calcext:value-type="float">
            <text:p>242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57]-[.D257]-[.E257]" office:value-type="float" office:value="1" calcext:value-type="float">
            <text:p>1</text:p>
          </table:table-cell>
          <table:table-cell table:style-name="ce5"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58]-[.D258]-[.E258]" office:value-type="float" office:value="21" calcext:value-type="float">
            <text:p>21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office:value-type="float" office:value="363" calcext:value-type="float">
            <text:p>36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259]-[.D259]-[.E259]" office:value-type="float" office:value="357" calcext:value-type="float">
            <text:p>357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office:value-type="float" office:value="380" calcext:value-type="float">
            <text:p>38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[.C260]-[.D260]-[.E260]" office:value-type="float" office:value="338" calcext:value-type="float">
            <text:p>338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office:value-type="float" office:value="634" calcext:value-type="float">
            <text:p>6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261]-[.D261]-[.E261]" office:value-type="float" office:value="626" calcext:value-type="float">
            <text:p>62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office:value-type="float" office:value="1600" calcext:value-type="float">
            <text:p>160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262]-[.D262]-[.E262]" office:value-type="float" office:value="1581" calcext:value-type="float">
            <text:p>158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uerto Ric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63]-[.D263]-[.E263]" office:value-type="float" office:value="-1" calcext:value-type="float">
            <text:p>-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C264]-[.D264]-[.E264]" office:value-type="float" office:value="461" calcext:value-type="float">
            <text:p>461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C265]-[.D265]-[.E265]" office:value-type="float" office:value="55" calcext:value-type="float">
            <text:p>55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office:value-type="float" office:value="8897" calcext:value-type="float">
            <text:p>8897</text:p>
          </table:table-cell>
          <table:table-cell office:value-type="float" office:value="104" calcext:value-type="float">
            <text:p>104</text:p>
          </table:table-cell>
          <table:table-cell office:value-type="float" office:value="2909" calcext:value-type="float">
            <text:p>2909</text:p>
          </table:table-cell>
          <table:table-cell table:formula="of:=[.C266]-[.D266]-[.E266]" office:value-type="float" office:value="5884" calcext:value-type="float">
            <text:p>5884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union</text:p>
          </table:table-cell>
          <table:table-cell office:value-type="string" calcext:value-type="string">
            <text:p>Ile de la Réunion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67]-[.D267]-[.E267]" office:value-type="float" office:value="47" calcext:value-type="float">
            <text:p>4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office:value-type="float" office:value="433" calcext:value-type="float">
            <text:p>433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formula="of:=[.C268]-[.D268]-[.E268]" office:value-type="float" office:value="366" calcext:value-type="float">
            <text:p>36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C269]-[.D269]-[.E269]" office:value-type="float" office:value="351" calcext:value-type="float">
            <text:p>35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70]-[.D270]-[.E270]" office:value-type="float" office:value="19" calcext:value-type="float">
            <text:p>19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71]-[.D271]-[.E271]" office:value-type="float" office:value="2" calcext:value-type="float">
            <text:p>2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72]-[.D272]-[.E272]"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C273]-[.D273]-[.E273]" office:value-type="float" office:value="136" calcext:value-type="float">
            <text:p>13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C274]-[.D274]-[.E274]" office:value-type="float" office:value="495" calcext:value-type="float">
            <text:p>495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275]-[.D275]-[.E275]" office:value-type="float" office:value="62" calcext:value-type="float">
            <text:p>6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276]-[.D276]-[.E276]" office:value-type="float" office:value="219" calcext:value-type="float">
            <text:p>21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77]-[.D277]-[.E277]" office:value-type="float" office:value="7" calcext:value-type="float">
            <text:p>7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office:value-type="float" office:value="455" calcext:value-type="float">
            <text:p>455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table:formula="of:=[.C278]-[.D278]-[.E278]" office:value-type="float" office:value="309" calcext:value-type="float">
            <text:p>309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lovaquie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279]-[.D279]-[.E279]" office:value-type="float" office:value="177" calcext:value-type="float">
            <text:p>17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office:value-type="float" office:value="414" calcext:value-type="float">
            <text:p>4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80]-[.D280]-[.E280]" office:value-type="float" office:value="412" calcext:value-type="float">
            <text:p>41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81]-[.D281]-[.E281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82]-[.D282]-[.E282]" office:value-type="float" office:value="274" calcext:value-type="float">
            <text:p>274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office:value-type="float" office:value="28768" calcext:value-type="float">
            <text:p>28768</text:p>
          </table:table-cell>
          <table:table-cell office:value-type="float" office:value="1772" calcext:value-type="float">
            <text:p>1772</text:p>
          </table:table-cell>
          <table:table-cell office:value-type="float" office:value="2575" calcext:value-type="float">
            <text:p>2575</text:p>
          </table:table-cell>
          <table:table-cell table:formula="of:=[.C283]-[.D283]-[.E283]" office:value-type="float" office:value="24421" calcext:value-type="float">
            <text:p>2442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284]-[.D284]-[.E284]" office:value-type="float" office:value="79" calcext:value-type="float">
            <text:p>79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85]-[.D285]-[.E285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86]-[.D286]-[.E286]" office:value-type="float" office:value="5" calcext:value-type="float">
            <text:p>5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office:value-type="float" office:value="1934" calcext:value-type="float">
            <text:p>193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[.C287]-[.D287]-[.E287]" office:value-type="float" office:value="1897" calcext:value-type="float">
            <text:p>189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office:value-type="float" office:value="7245" calcext:value-type="float">
            <text:p>7245</text:p>
          </table:table-cell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formula="of:=[.C288]-[.D288]-[.E288]" office:value-type="float" office:value="7016" calcext:value-type="float">
            <text:p>701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Syrian Arab Repub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89]-[.D289]-[.E289]" office:value-type="float" office:value="1" calcext:value-type="float">
            <text:p>1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aiwan*</text:p>
          </table:table-cell>
          <table:table-cell office:value-type="string" calcext:value-type="string">
            <text:p>Taiwan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C290]-[.D290]-[.E290]" office:value-type="float" office:value="139" calcext:value-type="float">
            <text:p>139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91]-[.D291]-[.E291]" office:value-type="float" office:value="12" calcext:value-type="float">
            <text:p>1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[.C292]-[.D292]-[.E292]" office:value-type="float" office:value="554" calcext:value-type="float">
            <text:p>554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93]-[.D293]-[.E293]" office:value-type="float" office:value="4" calcext:value-type="float">
            <text:p>4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94]-[.D294]-[.E294]" office:value-type="float" office:value="15" calcext:value-type="float">
            <text:p>15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95]-[.D295]-[.E295]" office:value-type="float" office:value="49" calcext:value-type="float">
            <text:p>49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96]-[.D296]-[.E296]" office:value-type="float" office:value="71" calcext:value-type="float">
            <text:p>7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office:value-type="float" office:value="1236" calcext:value-type="float">
            <text:p>123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7]-[.D297]-[.E297]" office:value-type="float" office:value="1206" calcext:value-type="float">
            <text:p>120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98]-[.D298]-[.E298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99]-[.D299]-[.E299]" office:value-type="float" office:value="69" calcext:value-type="float">
            <text:p>6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C300]-[.D300]-[.E300]" office:value-type="float" office:value="113" calcext:value-type="float">
            <text:p>113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01]-[.D301]-[.E301]" office:value-type="float" office:value="135" calcext:value-type="float">
            <text:p>135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 table:number-rows-repeated="7">
          <table:table-cell table:number-columns-repeated="6"/>
          <table:table-cell table:style-name="Default"/>
          <table:table-cell table:number-columns-repeated="57"/>
        </table:table-row>
        <table:table-row table:style-name="ro1" table:number-rows-repeated="7">
          <table:table-cell table:number-columns-repeated="64"/>
        </table:table-row>
        <table:table-row table:style-name="ro1" table:number-rows-repeated="11">
          <table:table-cell table:number-columns-repeated="6"/>
          <table:table-cell table:style-name="Default"/>
          <table:table-cell table:number-columns-repeated="57"/>
        </table:table-row>
        <table:table-row table:style-name="ro1"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Australie</text:p>
          </table:table-cell>
          <table:table-cell table:style-name="ce3" table:formula="of:=SUMIF([.$A$2:.$A$297]; &quot;C-Australia&quot;;[.C$2:.C$297])" office:value-type="float" office:value="1314" calcext:value-type="float">
            <text:p>1314</text:p>
          </table:table-cell>
          <table:table-cell table:style-name="ce3" table:formula="of:=SUMIF([.$A$2:.$A$297]; &quot;C-Australia&quot;;[.D$2:.D$297])" office:value-type="float" office:value="7" calcext:value-type="float">
            <text:p>7</text:p>
          </table:table-cell>
          <table:table-cell table:style-name="ce3" table:formula="of:=SUMIF([.$A$2:.$A$297]; &quot;C-Australia&quot;;[.E$2:.E$297])" office:value-type="float" office:value="88" calcext:value-type="float">
            <text:p>88</text:p>
          </table:table-cell>
          <table:table-cell table:style-name="ce3" table:formula="of:=[.C331]-[.D331]-[.E331]" office:value-type="float" office:value="1219" calcext:value-type="float">
            <text:p>1219</text:p>
          </table:table-cell>
          <table:table-cell table:style-name="ce7"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table:number-columns-repeated="2" table:style-name="ce3" office:value-type="string" calcext:value-type="string">
            <text:p>Canada</text:p>
          </table:table-cell>
          <table:table-cell table:style-name="ce3" table:formula="of:=SUMIF([.$A$2:.$A$296]; &quot;C-Canada&quot;;[.C$2:.C$296])" office:value-type="float" office:value="1465" calcext:value-type="float">
            <text:p>1465</text:p>
          </table:table-cell>
          <table:table-cell table:style-name="ce3" table:formula="of:=SUMIF([.$A$2:.$A$296]; &quot;C-Canada&quot;;[.D$2:.D$296])" office:value-type="float" office:value="21" calcext:value-type="float">
            <text:p>21</text:p>
          </table:table-cell>
          <table:table-cell table:style-name="ce3" table:formula="of:=SUMIF([.$A$2:.$A$296]; &quot;C-Canada&quot;;[.E$2:.E$296])" office:value-type="float" office:value="10" calcext:value-type="float">
            <text:p>10</text:p>
          </table:table-cell>
          <table:table-cell table:style-name="ce3" table:formula="of:=[.C332]-[.D332]-[.E332]" office:value-type="float" office:value="1434" calcext:value-type="float">
            <text:p>1434</text:p>
          </table:table-cell>
          <table:table-cell table:style-name="ce7"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China</text:p>
          </table:table-cell>
          <table:table-cell table:style-name="ce3" office:value-type="string" calcext:value-type="string">
            <text:p>Chine</text:p>
          </table:table-cell>
          <table:table-cell table:style-name="ce3" table:formula="of:=SUMIF([.$A$2:.$A$296]; &quot;C-China&quot;;[.C$2:.C$296])" office:value-type="float" office:value="81397" calcext:value-type="float">
            <text:p>81397</text:p>
          </table:table-cell>
          <table:table-cell table:style-name="ce3" table:formula="of:=SUMIF([.$A$2:.$A$296]; &quot;C-China&quot;;[.D$2:.D$296])" office:value-type="float" office:value="3265" calcext:value-type="float">
            <text:p>3265</text:p>
          </table:table-cell>
          <table:table-cell table:style-name="ce3" table:formula="of:=SUMIF([.$A$2:.$A$296]; &quot;C-China&quot;;[.E$2:.E$296])" office:value-type="float" office:value="72362" calcext:value-type="float">
            <text:p>72362</text:p>
          </table:table-cell>
          <table:table-cell table:style-name="ce3" table:formula="of:=[.C333]-[.D333]-[.E333]" office:value-type="float" office:value="5770" calcext:value-type="float">
            <text:p>5770</text:p>
          </table:table-cell>
          <table:table-cell table:style-name="ce7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Denmark</text:p>
          </table:table-cell>
          <table:table-cell table:style-name="ce3" office:value-type="string" calcext:value-type="string">
            <text:p>Danemark</text:p>
          </table:table-cell>
          <table:table-cell table:style-name="ce3" table:formula="of:=SUMIF([.$A$2:.$A$296]; &quot;C-Denmark&quot;;[.C$2:.C$296])" office:value-type="float" office:value="1514" calcext:value-type="float">
            <text:p>1514</text:p>
          </table:table-cell>
          <table:table-cell table:style-name="ce3" table:formula="of:=SUMIF([.$A$2:.$A$296]; &quot;C-Denmark&quot;;[.D$2:.D$296])" office:value-type="float" office:value="13" calcext:value-type="float">
            <text:p>13</text:p>
          </table:table-cell>
          <table:table-cell table:style-name="ce3" table:formula="of:=SUMIF([.$A$2:.$A$296]; &quot;C-Denmark&quot;;[.E$2:.E$296])" office:value-type="float" office:value="1" calcext:value-type="float">
            <text:p>1</text:p>
          </table:table-cell>
          <table:table-cell table:style-name="ce3" table:formula="of:=[.C334]-[.D334]-[.E334]" office:value-type="float" office:value="1500" calcext:value-type="float">
            <text:p>1500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table:style-name="ce3" office:value-type="string" calcext:value-type="string">
            <text:p>France</text:p>
          </table:table-cell>
          <table:table-cell table:style-name="ce3" table:formula="of:=SUMIF([.$A$2:.$A$296]; &quot;C-France&quot;;[.C$2:.C$296])" office:value-type="float" office:value="16044" calcext:value-type="float">
            <text:p>16044</text:p>
          </table:table-cell>
          <table:table-cell table:style-name="ce3" table:formula="of:=SUMIF([.$A$2:.$A$296]; &quot;C-France&quot;;[.D$2:.D$296])" office:value-type="float" office:value="674" calcext:value-type="float">
            <text:p>674</text:p>
          </table:table-cell>
          <table:table-cell table:style-name="ce3" table:formula="of:=SUMIF([.$A$2:.$A$296]; &quot;C-France&quot;;[.E$2:.E$296])" office:value-type="float" office:value="2200" calcext:value-type="float">
            <text:p>2200</text:p>
          </table:table-cell>
          <table:table-cell table:style-name="ce3" table:formula="of:=[.C335]-[.D335]-[.E335]" office:value-type="float" office:value="13170" calcext:value-type="float">
            <text:p>13170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3" office:value-type="string" calcext:value-type="string">
            <text:p>Pays-Bas</text:p>
          </table:table-cell>
          <table:table-cell table:style-name="ce3" table:formula="of:=SUMIF([.$A$2:.$A$296]; &quot;C-Netherlands&quot;;[.C$2:.C$296])" office:value-type="float" office:value="4216" calcext:value-type="float">
            <text:p>4216</text:p>
          </table:table-cell>
          <table:table-cell table:style-name="ce3" table:formula="of:=SUMIF([.$A$2:.$A$296]; &quot;C-Netherlands&quot;;[.D$2:.D$296])" office:value-type="float" office:value="180" calcext:value-type="float">
            <text:p>180</text:p>
          </table:table-cell>
          <table:table-cell table:style-name="ce3" table:formula="of:=SUMIF([.$A$2:.$A$296]; &quot;C-Netherlands&quot;;[.E$2:.E$296])" office:value-type="float" office:value="2" calcext:value-type="float">
            <text:p>2</text:p>
          </table:table-cell>
          <table:table-cell table:style-name="ce3" table:formula="of:=[.C336]-[.D336]-[.E336]" office:value-type="float" office:value="4034" calcext:value-type="float">
            <text:p>4034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3" office:value-type="string" calcext:value-type="string">
            <text:p>Royaume-Uni</text:p>
          </table:table-cell>
          <table:table-cell table:style-name="ce3" table:formula="of:=SUMIF([.$A$2:.$A$296]; &quot;C-United Kingdom&quot;;[.C$2:.C$296])" office:value-type="float" office:value="5741" calcext:value-type="float">
            <text:p>5741</text:p>
          </table:table-cell>
          <table:table-cell table:style-name="ce3" table:formula="of:=SUMIF([.$A$2:.$A$296]; &quot;C-United Kingdom&quot;;[.D$2:.D$296])" office:value-type="float" office:value="282" calcext:value-type="float">
            <text:p>282</text:p>
          </table:table-cell>
          <table:table-cell table:style-name="ce3" table:formula="of:=SUMIF([.$A$2:.$A$296]; &quot;C-United Kingdom&quot;;[.E$2:.E$296])" office:value-type="float" office:value="67" calcext:value-type="float">
            <text:p>67</text:p>
          </table:table-cell>
          <table:table-cell table:style-name="ce3" table:formula="of:=[.C337]-[.D337]-[.E337]" office:value-type="float" office:value="5392" calcext:value-type="float">
            <text:p>5392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United States of America</text:p>
          </table:table-cell>
          <table:table-cell table:style-name="ce3" office:value-type="string" calcext:value-type="string">
            <text:p>États-Unis</text:p>
          </table:table-cell>
          <table:table-cell table:style-name="ce3" table:formula="of:=SUMIF([.$A$2:.$A$296]; &quot;C-US&quot;;[.C$2:.C$296])" office:value-type="float" office:value="33276" calcext:value-type="float">
            <text:p>33276</text:p>
          </table:table-cell>
          <table:table-cell table:style-name="ce3" table:formula="of:=SUMIF([.$A$2:.$A$296]; &quot;C-US&quot;;[.D$2:.D$296])" office:value-type="float" office:value="417" calcext:value-type="float">
            <text:p>417</text:p>
          </table:table-cell>
          <table:table-cell table:style-name="ce3" table:formula="of:=SUMIF([.$A$2:.$A$296]; &quot;C-US&quot;;[.E$2:.E$296])" office:value-type="float" office:value="178" calcext:value-type="float">
            <text:p>178</text:p>
          </table:table-cell>
          <table:table-cell table:style-name="ce3" table:formula="of:=[.C338]-[.D338]-[.E338]" office:value-type="float" office:value="32681" calcext:value-type="float">
            <text:p>32681</text:p>
          </table:table-cell>
          <table:table-cell table:style-name="ce7"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Republic of Serbia</text:p>
          </table:table-cell>
          <table:table-cell table:style-name="ce10" office:value-type="string" calcext:value-type="string">
            <text:p>Serbie</text:p>
          </table:table-cell>
          <table:table-cell table:style-name="ce10" office:value-type="float" office:value="222" calcext:value-type="float">
            <text:p>22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C339]-[.D339]-[.E339]" office:value-type="float" office:value="219" calcext:value-type="float">
            <text:p>219</text:p>
          </table:table-cell>
          <table:table-cell table:style-name="ce1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Slovakia</text:p>
          </table:table-cell>
          <table:table-cell table:style-name="ce10" office:value-type="string" calcext:value-type="string">
            <text:p>Slovaquie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[.C340]-[.D340]-[.E340]" office:value-type="float" office:value="177" calcext:value-type="float">
            <text:p>177</text:p>
          </table:table-cell>
          <table:table-cell table:style-name="ce1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Macedonia</text:p>
          </table:table-cell>
          <table:table-cell table:style-name="ce10" office:value-type="string" calcext:value-type="string">
            <text:p>Macédoine du Nord</text:p>
          </table:table-cell>
          <table:table-cell table:style-name="ce10" office:value-type="float" office:value="114" calcext:value-type="float">
            <text:p>114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C341]-[.D341]-[.E341]" office:value-type="float" office:value="112" calcext:value-type="float">
            <text:p>112</text:p>
          </table:table-cell>
          <table:table-cell table:style-name="ce15" office:value-type="string" calcext:value-type="string">
            <text:p>Europe</text:p>
          </table:table-cell>
          <table:table-cell table:number-columns-repeated="57"/>
        </table:table-row>
        <table:table-row table:style-name="ro1" table:number-rows-repeated="6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ntinent" table:style-name="ta1">
        <table:table-column table:style-name="co9" table:default-cell-style-name="ce18"/>
        <table:table-column table:style-name="co8" table:number-columns-repeated="4" table:default-cell-style-name="ce18"/>
        <table:table-column table:style-name="co8" table:default-cell-style-name="Default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 table:style-name="ce11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G$2:$all_data.$G$330];&quot;Europe&quot;;[$all_data.C$2:$all_data.C$301])" office:value-type="float" office:value="170213" calcext:value-type="float">
            <text:p>170213</text:p>
          </table:table-cell>
          <table:table-cell table:formula="of:=SUMIF([all_data.$G$2:.$G$330];&quot;Europe&quot;;[$all_data.D$2:$all_data.D$301])" office:value-type="float" office:value="8838" calcext:value-type="float">
            <text:p>8838</text:p>
          </table:table-cell>
          <table:table-cell table:formula="of:=SUMIF([all_data.$G$2:.$G$330];&quot;Europe&quot;;[$all_data.E$2:$all_data.E$301])" office:value-type="float" office:value="12781" calcext:value-type="float">
            <text:p>12781</text:p>
          </table:table-cell>
          <table:table-cell table:formula="of:=SUMIF([all_data.$G$2:.$G$330];&quot;Europe&quot;;[$all_data.F$2:$all_data.F$301])" office:value-type="float" office:value="148594" calcext:value-type="float">
            <text:p>148594</text:p>
          </table:table-cell>
          <table:table-cell table:style-name="ce2"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G$2:$all_data.$G$330];&quot;Asie&quot;;[$all_data.C$2:$all_data.C$301])" office:value-type="float" office:value="97667" calcext:value-type="float">
            <text:p>97667</text:p>
          </table:table-cell>
          <table:table-cell table:formula="of:=SUMIF([$all_data.$G$2:$all_data.$G$330];&quot;Asie&quot;;[$all_data.D$2:$all_data.D$301])" office:value-type="float" office:value="3517" calcext:value-type="float">
            <text:p>3517</text:p>
          </table:table-cell>
          <table:table-cell table:formula="of:=SUMIF([$all_data.$G$2:$all_data.$G$330];&quot;Asie&quot;;[$all_data.E$2:$all_data.E$301])" office:value-type="float" office:value="76148" calcext:value-type="float">
            <text:p>76148</text:p>
          </table:table-cell>
          <table:table-cell table:formula="of:=SUMIF([$all_data.$G$2:$all_data.$G$330];&quot;Asie&quot;;[$all_data.F$2:$all_data.F$301])" office:value-type="float" office:value="17863" calcext:value-type="float">
            <text:p>17863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G$2:$all_data.$G$330];&quot;Moyen-Orient&quot;;[$all_data.C$2:$all_data.C$301])" office:value-type="float" office:value="24704" calcext:value-type="float">
            <text:p>24704</text:p>
          </table:table-cell>
          <table:table-cell table:formula="of:=SUMIF([$all_data.$G$2:$all_data.$G$330];&quot;Moyen-Orient&quot;;[$all_data.D$2:$all_data.D$301])" office:value-type="float" office:value="1712" calcext:value-type="float">
            <text:p>1712</text:p>
          </table:table-cell>
          <table:table-cell table:formula="of:=SUMIF([$all_data.$G$2:$all_data.$G$330];&quot;Moyen-Orient&quot;;[$all_data.E$2:$all_data.E$301])" office:value-type="float" office:value="8165" calcext:value-type="float">
            <text:p>8165</text:p>
          </table:table-cell>
          <table:table-cell table:formula="of:=SUMIF([$all_data.$G$2:$all_data.$G$330];&quot;Moyen-Orient&quot;;[$all_data.F$2:$all_data.F$301])" office:value-type="float" office:value="14827" calcext:value-type="float">
            <text:p>14827</text:p>
          </table:table-cell>
          <table:table-cell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G$2:$all_data.$G$330];&quot;Amérique du Nord&quot;;[$all_data.C$2:$all_data.C$301])" office:value-type="float" office:value="34992" calcext:value-type="float">
            <text:p>34992</text:p>
          </table:table-cell>
          <table:table-cell table:formula="of:=SUMIF([$all_data.$G$2:$all_data.$G$330];&quot;Amérique du Nord&quot;;[$all_data.D$2:$all_data.D$301])" office:value-type="float" office:value="440" calcext:value-type="float">
            <text:p>440</text:p>
          </table:table-cell>
          <table:table-cell table:formula="of:=SUMIF([$all_data.$G$2:$all_data.$G$330];&quot;Amérique du Nord&quot;;[$all_data.E$2:$all_data.E$301])" office:value-type="float" office:value="192" calcext:value-type="float">
            <text:p>192</text:p>
          </table:table-cell>
          <table:table-cell table:formula="of:=SUMIF([$all_data.$G$2:$all_data.$G$330];&quot;Amérique du Nord&quot;;[$all_data.F$2:$all_data.F$301])" office:value-type="float" office:value="34360" calcext:value-type="float">
            <text:p>34360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G$2:$all_data.$G$330];&quot;Amérique Centrale&quot;;[$all_data.C$2:$all_data.C$301])" office:value-type="float" office:value="626" calcext:value-type="float">
            <text:p>626</text:p>
          </table:table-cell>
          <table:table-cell table:formula="of:=SUMIF([$all_data.$G$2:$all_data.$G$330];&quot;Amérique Centrale&quot;;[$all_data.D$2:$all_data.D$301])" office:value-type="float" office:value="10" calcext:value-type="float">
            <text:p>10</text:p>
          </table:table-cell>
          <table:table-cell table:formula="of:=SUMIF([$all_data.$G$2:$all_data.$G$330];&quot;Amérique Centrale&quot;;[$all_data.E$2:$all_data.E$301])" office:value-type="float" office:value="3" calcext:value-type="float">
            <text:p>3</text:p>
          </table:table-cell>
          <table:table-cell table:formula="of:=SUMIF([$all_data.$G$2:$all_data.$G$330];&quot;Amérique Centrale&quot;;[$all_data.F$2:$all_data.F$301])" office:value-type="float" office:value="613" calcext:value-type="float">
            <text:p>613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G$2:$all_data.$G$330];&quot;Amérique du Sud&quot;;[$all_data.C$2:$all_data.C$301])" office:value-type="float" office:value="4230" calcext:value-type="float">
            <text:p>4230</text:p>
          </table:table-cell>
          <table:table-cell table:formula="of:=SUMIF([$all_data.$G$2:$all_data.$G$330];&quot;Amérique du Sud&quot;;[$all_data.D$2:$all_data.D$301])" office:value-type="float" office:value="55" calcext:value-type="float">
            <text:p>55</text:p>
          </table:table-cell>
          <table:table-cell table:formula="of:=SUMIF([$all_data.$G$2:$all_data.$G$330];&quot;Amérique du Sud&quot;;[$all_data.E$2:$all_data.E$301])" office:value-type="float" office:value="37" calcext:value-type="float">
            <text:p>37</text:p>
          </table:table-cell>
          <table:table-cell table:formula="of:=SUMIF([$all_data.$G$2:$all_data.$G$330];&quot;Amérique du Sud&quot;;[$all_data.F$2:$all_data.F$301])" office:value-type="float" office:value="4138" calcext:value-type="float">
            <text:p>4138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G$2:$all_data.$G$330];&quot;Océanie&quot;;[$all_data.C$2:$all_data.C$301])" office:value-type="float" office:value="1381" calcext:value-type="float">
            <text:p>1381</text:p>
          </table:table-cell>
          <table:table-cell table:formula="of:=SUMIF([$all_data.$G$2:$all_data.$G$330];&quot;Océanie&quot;;[$all_data.D$2:$all_data.D$301])" office:value-type="float" office:value="7" calcext:value-type="float">
            <text:p>7</text:p>
          </table:table-cell>
          <table:table-cell table:formula="of:=SUMIF([$all_data.$G$2:$all_data.$G$330];&quot;Océanie&quot;;[$all_data.E$2:$all_data.E$301])" office:value-type="float" office:value="88" calcext:value-type="float">
            <text:p>88</text:p>
          </table:table-cell>
          <table:table-cell table:formula="of:=SUMIF([$all_data.$G$2:$all_data.$G$330];&quot;Océanie&quot;;[$all_data.F$2:$all_data.F$301])" office:value-type="float" office:value="1286" calcext:value-type="float">
            <text:p>1286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G$2:$all_data.$G$330];&quot;Afrique&quot;;[$all_data.C$2:$all_data.C$301])" office:value-type="float" office:value="1432" calcext:value-type="float">
            <text:p>1432</text:p>
          </table:table-cell>
          <table:table-cell table:formula="of:=SUMIF([all_data.$G$2:.$G$301];&quot;Afrique&quot;;[all_data.D$2:.D$301])" office:value-type="float" office:value="47" calcext:value-type="float">
            <text:p>47</text:p>
          </table:table-cell>
          <table:table-cell table:formula="of:=SUMIF([all_data.$G$2:.$G$301];&quot;Afrique&quot;;[all_data.E$2:.E$301])" office:value-type="float" office:value="143" calcext:value-type="float">
            <text:p>143</text:p>
          </table:table-cell>
          <table:table-cell table:formula="of:=SUMIF([all_data.$G$2:.$G$301];&quot;Afrique&quot;;[all_data.F$2:.F$301])" office:value-type="float" office:value="1236" calcext:value-type="float">
            <text:p>1236</text:p>
          </table:table-cell>
          <table:table-cell/>
        </table:table-row>
      </table:table>
      <table:table table:name="major_continent" table:style-name="ta1">
        <table:table-column table:style-name="co10" table:default-cell-style-name="ce18"/>
        <table:table-column table:style-name="co8" table:number-columns-repeated="4" table:default-cell-style-name="ce18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G$2:$all_data.$G$330];&quot;Europe&quot;;[$all_data.C$2:$all_data.C$301])" office:value-type="float" office:value="170213" calcext:value-type="float">
            <text:p>170213</text:p>
          </table:table-cell>
          <table:table-cell table:formula="of:=SUMIF([$all_data.$G$2:$all_data.$G$330];&quot;Europe&quot;;[$all_data.D$2:$all_data.D$301])" office:value-type="float" office:value="8838" calcext:value-type="float">
            <text:p>8838</text:p>
          </table:table-cell>
          <table:table-cell table:formula="of:=SUMIF([$all_data.$G$2:$all_data.$G$330];&quot;Europe&quot;;[$all_data.E$2:$all_data.E$301])" office:value-type="float" office:value="12781" calcext:value-type="float">
            <text:p>12781</text:p>
          </table:table-cell>
          <table:table-cell table:formula="of:=SUMIF([$all_data.$G$2:$all_data.$G$330];&quot;Europe&quot;;[$all_data.F$2:$all_data.F$301])" office:value-type="float" office:value="148594" calcext:value-type="float">
            <text:p>148594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G$2:$all_data.$G$330];&quot;Asie&quot;;[$all_data.C$2:$all_data.C$301])" office:value-type="float" office:value="97667" calcext:value-type="float">
            <text:p>97667</text:p>
          </table:table-cell>
          <table:table-cell table:formula="of:=SUMIF([$all_data.$G$2:$all_data.$G$330];&quot;Asie&quot;;[$all_data.D$2:$all_data.D$301])" office:value-type="float" office:value="3517" calcext:value-type="float">
            <text:p>3517</text:p>
          </table:table-cell>
          <table:table-cell table:formula="of:=SUMIF([$all_data.$G$2:$all_data.$G$330];&quot;Asie&quot;;[$all_data.E$2:$all_data.E$301])" office:value-type="float" office:value="76148" calcext:value-type="float">
            <text:p>76148</text:p>
          </table:table-cell>
          <table:table-cell table:formula="of:=SUMIF([$all_data.$G$2:$all_data.$G$330];&quot;Asie&quot;;[$all_data.F$2:$all_data.F$301])" office:value-type="float" office:value="17863" calcext:value-type="float">
            <text:p>17863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G$2:$all_data.$G$330];&quot;Moyen-Orient&quot;;[$all_data.C$2:$all_data.C$301])" office:value-type="float" office:value="24704" calcext:value-type="float">
            <text:p>24704</text:p>
          </table:table-cell>
          <table:table-cell table:formula="of:=SUMIF([$all_data.$G$2:$all_data.$G$330];&quot;Moyen-Orient&quot;;[$all_data.D$2:$all_data.D$301])" office:value-type="float" office:value="1712" calcext:value-type="float">
            <text:p>1712</text:p>
          </table:table-cell>
          <table:table-cell table:formula="of:=SUMIF([$all_data.$G$2:$all_data.$G$330];&quot;Moyen-Orient&quot;;[$all_data.E$2:$all_data.E$301])" office:value-type="float" office:value="8165" calcext:value-type="float">
            <text:p>8165</text:p>
          </table:table-cell>
          <table:table-cell table:formula="of:=SUMIF([$all_data.$G$2:$all_data.$G$330];&quot;Moyen-Orient&quot;;[$all_data.F$2:$all_data.F$301])" office:value-type="float" office:value="14827" calcext:value-type="float">
            <text:p>14827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G$2:$all_data.$G$330];&quot;Amérique du Nord&quot;;[$all_data.C$2:$all_data.C$301])" office:value-type="float" office:value="34992" calcext:value-type="float">
            <text:p>34992</text:p>
          </table:table-cell>
          <table:table-cell table:formula="of:=SUMIF([$all_data.$G$2:$all_data.$G$330];&quot;Amérique du Nord&quot;;[$all_data.D$2:$all_data.D$301])" office:value-type="float" office:value="440" calcext:value-type="float">
            <text:p>440</text:p>
          </table:table-cell>
          <table:table-cell table:formula="of:=SUMIF([$all_data.$G$2:$all_data.$G$330];&quot;Amérique du Nord&quot;;[$all_data.E$2:$all_data.E$301])" office:value-type="float" office:value="192" calcext:value-type="float">
            <text:p>192</text:p>
          </table:table-cell>
          <table:table-cell table:formula="of:=SUMIF([$all_data.$G$2:$all_data.$G$330];&quot;Amérique du Nord&quot;;[$all_data.F$2:$all_data.F$301])" office:value-type="float" office:value="34360" calcext:value-type="float">
            <text:p>34360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6:$continent.B$9])" office:value-type="float" office:value="7669" calcext:value-type="float">
            <text:p>7669</text:p>
          </table:table-cell>
          <table:table-cell table:formula="of:=SUM([$continent.C$6:$continent.C$9])" office:value-type="float" office:value="119" calcext:value-type="float">
            <text:p>119</text:p>
          </table:table-cell>
          <table:table-cell table:formula="of:=SUM([$continent.D$6:$continent.D$9])" office:value-type="float" office:value="271" calcext:value-type="float">
            <text:p>271</text:p>
          </table:table-cell>
          <table:table-cell table:formula="of:=SUM([$continent.E$6:$continent.E$9])" office:value-type="float" office:value="7273" calcext:value-type="float">
            <text:p>7273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" table:number-columns-repeated="5"/>
        </table:table-row>
      </table:table>
      <table:named-expressions/>
      <table:database-ranges>
        <table:database-range table:name="__Anonymous_Sheet_DB__0" table:target-range-address="all_data.A1:all_data.G30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00-00-00</text:date>, <text:time style:data-style-name="N2" text:time-value="10:03:15.4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3T10:49:53.114000000</dc:date>
    <meta:editing-duration>PT3H51M57S</meta:editing-duration>
    <meta:editing-cycles>18</meta:editing-cycles>
    <meta:generator>LibreOffice/6.4.2.2$Windows_X86_64 LibreOffice_project/4e471d8c02c9c90f512f7f9ead8875b57fcb1ec3</meta:generator>
    <meta:document-statistic meta:table-count="3" meta:cell-count="2148" meta:object-count="0"/>
  </office:meta>
</office:document-meta>
</file>